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paragraph-properties fo:margin-top="0in" fo:margin-bottom="0in"/>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style>
    <style:style style:name="P148" style:family="paragraph" style:parent-style-name="Text_20_body" style:list-style-name="L139">
      <style:paragraph-properties fo:margin-top="0in" fo:margin-bottom="0in"/>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paragraph-properties fo:margin-top="0in" fo:margin-bottom="0in"/>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style>
    <style:style style:name="P158" style:family="paragraph" style:parent-style-name="Text_20_body" style:list-style-name="L149">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style>
    <style:style style:name="P161" style:family="paragraph" style:parent-style-name="Text_20_body" style:list-style-name="L152">
      <style:paragraph-properties fo:margin-top="0in" fo:margin-bottom="0in"/>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4</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25">
        <text:list-item>
          <text:p text:style-name="P134"><text:span text:style-name="T1">SELECT</text:span><text:line-break/></text:p>
          <text:list text:style-name="L126">
            <text:list-item>
              <text:p text:style-name="P135">Recupera linhas do banco de dados e permite a seleção de uma ou várias linhas ou colunas de uma ou várias tabelas.<text:line-break/></text:p>
            </text:list-item>
            <text:list-item>
              <text:p text:style-name="P135">Projeção do que quer ter de visualização na tela.<text:line-break/></text:p>
            </text:list-item>
            <text:list-item>
              <text:p text:style-name="P1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34"><text:span text:style-name="T1">INSERT</text:span><text:line-break/></text:p>
          <text:list text:style-name="L127">
            <text:list-item>
              <text:p text:style-name="P136">Adiciona registros numa tabela.<text:line-break/></text:p>
            </text:list-item>
            <text:list-item>
              <text:p text:style-name="P1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34"><text:span text:style-name="T1">UPDATE</text:span><text:line-break/></text:p>
          <text:list text:style-name="L128">
            <text:list-item>
              <text:p text:style-name="P137">Altera os dados de um ou mais registros em uma tabela.<text:line-break/></text:p>
            </text:list-item>
            <text:list-item>
              <text:p text:style-name="P1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34"><text:span text:style-name="T1">DELETE</text:span><text:line-break/></text:p>
          <text:list text:style-name="L129">
            <text:list-item>
              <text:p text:style-name="P138">Remove um ou mais registros de uma tabela.<text:line-break/></text:p>
            </text:list-item>
            <text:list-item>
              <text:p text:style-name="P1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34"><text:span text:style-name="T1">BULK INSERT* </text:span><text:line-break/></text:p>
          <text:list text:style-name="L130">
            <text:list-item>
              <text:p text:style-name="P139">Importa um arquivo de dados em uma tabela ou exibição do banco de dados em um formato especificado pelo usuário.<text:line-break/></text:p>
            </text:list-item>
            <text:list-item>
              <text:p text:style-name="P1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31">
        <text:list-item>
          <text:p text:style-name="P140"><text:span text:style-name="T1">CREATE</text:span><text:line-break/>Utilizada para construir um novo banco de dados, tabela, índice ou consulta armazenada.<text:line-break/></text:p>
          <text:list text:style-name="L132">
            <text:list-item>
              <text:p text:style-name="P141"><text:span text:style-name="T1">DATABESE</text:span><text:line-break/></text:p>
              <text:list text:style-name="L133">
                <text:list-item>
                  <text:p text:style-name="P142">Criação de banco de dados.<text:line-break/></text:p>
                </text:list-item>
                <text:list-item>
                  <text:p text:style-name="P1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41"><text:span text:style-name="T1">TABLE</text:span><text:line-break/></text:p>
              <text:list text:style-name="L134">
                <text:list-item>
                  <text:p text:style-name="P143">Criação de tabela.<text:line-break/></text:p>
                </text:list-item>
                <text:list-item>
                  <text:p text:style-name="P1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40"><text:span text:style-name="T1">DROP</text:span><text:line-break/>Remove um banco de dados, tabela, índice ou visão existente.<text:line-break/></text:p>
          <text:list text:style-name="L135">
            <text:list-item>
              <text:p text:style-name="P144"><text:span text:style-name="T1">DATABESE</text:span><text:line-break/></text:p>
              <text:list text:style-name="L136">
                <text:list-item>
                  <text:p text:style-name="P145">Remove banco de dados.<text:line-break/></text:p>
                </text:list-item>
                <text:list-item>
                  <text:p text:style-name="P1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44"><text:span text:style-name="T1">TABLE</text:span><text:line-break/></text:p>
              <text:list text:style-name="L137">
                <text:list-item>
                  <text:p text:style-name="P146">Remove tabela.<text:line-break/></text:p>
                </text:list-item>
                <text:list-item>
                  <text:p text:style-name="P1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40"><text:span text:style-name="T1">ALTER</text:span><text:line-break/></text:p>
          <text:list text:style-name="L138">
            <text:list-item>
              <text:p text:style-name="P147">Modifica um objeto existente do banco de dados.<text:line-break/></text:p>
            </text:list-item>
            <text:list-item>
              <text:p text:style-name="P147">É possível incluir, eliminar e alterar colunas.<text:line-break/></text:p>
            </text:list-item>
            <text:list-item>
              <text:p text:style-name="P147">Para alterar uma tabela existente, é necessario que os registros existentes já sejam compativeis com a alteração.<text:line-break/></text:p>
              <text:list text:style-name="L139">
                <text:list-item>
                  <text:p text:style-name="P148"><text:span text:style-name="T1">ALTER COLUMN</text:span><text:line-break/></text:p>
                  <text:list text:style-name="L140">
                    <text:list-item>
                      <text:p text:style-name="P149">Altera o <text:span text:style-name="T2">tipo</text:span> e <text:span text:style-name="T2">regras</text:span> de uma coluna/campo.<text:line-break/></text:p>
                    </text:list-item>
                    <text:list-item>
                      <text:p text:style-name="P1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48"><text:span text:style-name="T1">ADD</text:span><text:line-break/></text:p>
                  <text:list text:style-name="L141">
                    <text:list-item>
                      <text:p text:style-name="P150">Adiciona chaves (primaria ou estrangeira) a uma coluna.<text:line-break/></text:p>
                    </text:list-item>
                    <text:list-item>
                      <text:p text:style-name="P150">Não é possivel adicionar “<text:span text:style-name="T2">auto_increment</text:span>”.<text:line-break/></text:p>
                    </text:list-item>
                    <text:list-item>
                      <text:p text:style-name="P1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48"><text:span text:style-name="T1">DROP COLUMN</text:span><text:line-break/></text:p>
                  <text:list text:style-name="L142">
                    <text:list-item>
                      <text:p text:style-name="P151">Deleta uma determinada coluna de uma tabela.<text:line-break/></text:p>
                    </text:list-item>
                    <text:list-item>
                      <text:p text:style-name="P1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48"><text:span text:style-name="T1">ALTER DATABASE</text:span><text:line-break/></text:p>
                  <text:list text:style-name="L143">
                    <text:list-item>
                      <text:p text:style-name="P152">Alterar nome de uma database.<text:line-break/></text:p>
                    </text:list-item>
                    <text:list-item>
                      <text:p text:style-name="P1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40"><text:span text:style-name="T1">SP_RENAME</text:span><text:line-break/></text:p>
          <text:list text:style-name="L144">
            <text:list-item>
              <text:p text:style-name="P153">Mudar nome da tabela e/ou coluna.<text:line-break/></text:p>
            </text:list-item>
            <text:list-item>
              <text:p text:style-name="P153">Sintaxe:<text:line-break/></text:p>
              <text:list text:style-name="L145">
                <text:list-item>
                  <text:p text:style-name="P1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40"><text:span text:style-name="T1">TRUNCATE</text:span><text:line-break/></text:p>
          <text:list text:style-name="L146">
            <text:list-item>
              <text:p text:style-name="P155">Esvazia imediatamente todo o conteúdo de uma tabela ou objeto que contenha dados.<text:line-break/></text:p>
            </text:list-item>
            <text:list-item>
              <text:p text:style-name="P1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1.3.1 Login<text:bookmark-end text:name="login"/></text:h>
      <text:list text:style-name="L147">
        <text:list-item>
          <text:p text:style-name="P156"><text:span text:style-name="T1">CREATE LOGIN</text:span><text:line-break/></text:p>
          <text:list text:style-name="L148">
            <text:list-item>
              <text:p text:style-name="P157">A instrução <text:span text:style-name="T1">CREATE LOGIN</text:span> cria uma identidade usada para se conectar a uma instância do SQL Server.<text:line-break/></text:p>
            </text:list-item>
            <text:list-item>
              <text:p text:style-name="P157">O login é então mapeado para um usuário do banco de dados (portanto, antes de criar um usuário no SQL Server, você deve primeiro criar um login).<text:line-break/></text:p>
            </text:list-item>
            <text:list-item>
              <text:p text:style-name="P157">Quatro tipos de logons que você pode criar no SQL Server:<text:line-break/></text:p>
              <text:list text:style-name="L149">
                <text:list-item>
                  <text:p text:style-name="P158">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158">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158">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158">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156"><text:span text:style-name="T1">ALTER LOGIN</text:span><text:line-break/></text:p>
          <text:list text:style-name="L150">
            <text:list-item>
              <text:p text:style-name="P159">A instrução <text:span text:style-name="T1">ALTER LOGIN</text:span> modifica uma identidade usada para se conectar a uma instância do <text:span text:style-name="T1">SQL Server</text:span>.<text:line-break/></text:p>
            </text:list-item>
            <text:list-item>
              <text:p text:style-name="P159">Você pode usar a instrução <text:span text:style-name="T1">ALTER LOGIN</text:span> para:<text:line-break/></text:p>
              <text:list text:style-name="L151">
                <text:list-item>
                  <text:p text:style-name="P160">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160">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160">Desabilitar um login<text:line-break/><text:span text:style-name="T1">ALTER LOGIN</text:span> <text:span text:style-name="T2">nome_login</text:span> <text:span text:style-name="T1">DISABLE</text:span><text:line-break/><text:span text:style-name="T1">GO</text:span><text:line-break/></text:p>
                </text:list-item>
                <text:list-item>
                  <text:p text:style-name="P160">Habilitar um login<text:line-break/><text:span text:style-name="T1">ALTER LOGIN</text:span> <text:span text:style-name="T2">nome_login</text:span> <text:span text:style-name="T1">ENABLE</text:span><text:line-break/><text:span text:style-name="T1">GO</text:span><text:line-break/></text:p>
                </text:list-item>
                <text:list-item>
                  <text:p text:style-name="P160">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160">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160">Etc.<text:line-break/></text:p>
                </text:list-item>
              </text:list>
            </text:list-item>
          </text:list>
        </text:list-item>
        <text:list-item>
          <text:p text:style-name="P156"><text:span text:style-name="T1">DROP LOGIN</text:span><text:line-break/></text:p>
          <text:list text:style-name="L152">
            <text:list-item>
              <text:p text:style-name="P161">A instrução <text:span text:style-name="T1">DROP LOGIN</text:span> é usada para remover uma identidade (ou seja: Login) usada para conectar a uma instância do <text:span text:style-name="T1">SQL Server</text:span>.<text:line-break/></text:p>
            </text:list-item>
            <text:list-item>
              <text:p text:style-name="P161">Sintaxe:<text:line-break/><text:span text:style-name="T1">DROP LOGIN</text:span> <text:span text:style-name="T2">nome_login</text:span><text:line-break/><text:span text:style-name="T1">GO</text:span><text:line-break/></text:p>
            </text:list-item>
          </text:list>
        </text:list-item>
        <text:list-item>
          <text:p text:style-name="P156"><text:span text:style-name="T2">Find logins</text:span> no <text:span text:style-name="T1">SQL Server</text:span><text:line-break/></text:p>
          <text:list text:style-name="L153">
            <text:list-item>
              <text:p text:style-name="P162">No SQL Server, há uma exibição de catálogo (ou seja: exibição do sistema) chamada sys.sql_logins.<text:line-break/></text:p>
            </text:list-item>
            <text:list-item>
              <text:p text:style-name="P162">Você pode executar uma consulta nessa exibição do sistema que retorna todos os logins que foram criados no <text:span text:style-name="T1">SQL Server</text:span>, bem como informações sobre esses logins.<text:line-break/></text:p>
            </text:list-item>
            <text:list-item>
              <text:p text:style-name="P162">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1.3.2 USER - Usuário<text:bookmark-end text:name="user---usuário"/></text:h>
      <text:list text:style-name="L154">
        <text:list-item>
          <text:p text:style-name="P163"><text:span text:style-name="T1">CREATE USER</text:span><text:line-break/></text:p>
          <text:list text:style-name="L155">
            <text:list-item>
              <text:p text:style-name="P164">A instrução CREATE USER cria um usuário de banco de dados para fazer logon no SQL Server.<text:line-break/></text:p>
            </text:list-item>
            <text:list-item>
              <text:p text:style-name="P164">Um usuário de banco de dados é mapeado para um <text:span text:style-name="T1">LOGIN</text:span>, que é uma identidade usada para se conectar a uma instância do SQL Server.<text:line-break/></text:p>
            </text:list-item>
            <text:list-item>
              <text:p text:style-name="P164">Comando para criação de usuários.<text:line-break/></text:p>
            </text:list-item>
            <text:list-item>
              <text:p text:style-name="P164">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156">
                <text:list-item>
                  <text:p text:style-name="P165"><text:span text:style-name="T2">user_nome</text:span><text:line-break/>O nome do usuário do banco de dados que você deseja criar.<text:line-break/></text:p>
                </text:list-item>
                <text:list-item>
                  <text:p text:style-name="P165"><text:span text:style-name="T2">login_nome</text:span><text:line-break/>O <text:span text:style-name="T1">Login</text:span> usado para se conectar à instância do SQL Server.<text:line-break/></text:p>
                </text:list-item>
              </text:list>
            </text:list-item>
          </text:list>
        </text:list-item>
        <text:list-item>
          <text:p text:style-name="P163">Listar usuários:<text:line-break/></text:p>
          <text:list text:style-name="L157">
            <text:list-item>
              <text:p text:style-name="P166">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166">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163">Mostrar usuário conectado atual:<text:line-break/></text:p>
          <text:list text:style-name="L158">
            <text:list-item>
              <text:p text:style-name="P167">Função <text:span text:style-name="T1">SUSER_NAME</text:span>().<text:line-break/></text:p>
            </text:list-item>
            <text:list-item>
              <text:p text:style-name="P167">Função que retorna o usuario logado no banco de dados no momento.<text:line-break/></text:p>
            </text:list-item>
            <text:list-item>
              <text:p text:style-name="P167">Útil para usar dentro de <text:span text:style-name="T1">TRIGGERS</text:span> para salvar o usuario reponsavel por alguma alteração numa tabela (audutoria).<text:line-break/></text:p>
            </text:list-item>
            <text:list-item>
              <text:p text:style-name="P167">Sintaxe:<text:line-break/><text:span text:style-name="T1">SELECT</text:span> <text:span text:style-name="T1">SUSER_NAME</text:span>()<text:line-break/><text:span text:style-name="T1">GO</text:span><text:line-break/></text:p>
            </text:list-item>
          </text:list>
        </text:list-item>
        <text:list-item>
          <text:p text:style-name="P163">Removendo usuários:<text:line-break/></text:p>
          <text:list text:style-name="L159">
            <text:list-item>
              <text:p text:style-name="P168">A instrução <text:span text:style-name="T1">DROP USER</text:span> é usada para remover um usuário do banco de dados SQL Server.<text:line-break/></text:p>
            </text:list-item>
            <text:list-item>
              <text:p text:style-name="P168">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1.3.3 Permissões<text:bookmark-end text:name="permissões"/></text:h>
      <text:list text:style-name="L160">
        <text:list-item>
          <text:p text:style-name="P169"><text:span text:style-name="T1">GRANT</text:span><text:line-break/></text:p>
          <text:list text:style-name="L161">
            <text:list-item>
              <text:p text:style-name="P170">Permitir que usuários especificados realizem tarefas especificadas.<text:line-break/></text:p>
            </text:list-item>
            <text:list-item>
              <text:p text:style-name="P170">Tambem permite gerenciar permissão para realizar tarefas especificas em database e/ou tabelas especificas.<text:line-break/></text:p>
            </text:list-item>
            <text:list-item>
              <text:p text:style-name="P170">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170">Revisar as permissões atuais de um usuário:<text:line-break/></text:p>
              <text:list text:style-name="L162">
                <text:list-item>
                  <text:p text:style-name="P171">Para obter informações sobre as permissões dos usuários ou funções, você pode consultar a exibição do catálogo do sistema sys.database_principals.<text:line-break/></text:p>
                </text:list-item>
                <text:list-item>
                  <text:p text:style-name="P171">Esta será uma lista enorme. Você também pode personalizar essa consulta para obter as permissões associadas a um usuário ou função adicionando a condição WHERE.<text:line-break/></text:p>
                </text:list-item>
                <text:list-item>
                  <text:p text:style-name="P171">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169"><text:span text:style-name="T1">REVOKE</text:span><text:line-break/></text:p>
          <text:list text:style-name="L163">
            <text:list-item>
              <text:p text:style-name="P172">Cancela/revoga permissões previamente concedidas.<text:line-break/></text:p>
            </text:list-item>
            <text:list-item>
              <text:p text:style-name="P172">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69"><text:span text:style-name="T1">DENY</text:span><text:line-break/></text:p>
          <text:list text:style-name="L164">
            <text:list-item>
              <text:p text:style-name="P173">O comando é usado para impedir explicitamente que um usuário receba uma permissão específica.<text:line-break/></text:p>
            </text:list-item>
            <text:list-item>
              <text:p text:style-name="P173">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173">Todas as opções da instrução <text:span text:style-name="T1">DENY</text:span> têm o mesmo significado lógico que as opções com o mesmo nome na instrução <text:span text:style-name="T1">GRANT</text:span>.<text:line-break/></text:p>
            </text:list-item>
            <text:list-item>
              <text:p text:style-name="P173"><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173">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169">Privilégios que podem ser CONCEDIDOS à ou REVOCADOS de um usuário:<text:line-break/></text:p>
          <text:list text:style-name="L165">
            <text:list-item>
              <text:p text:style-name="P174"><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174"><text:span text:style-name="T1">CREATE</text:span> — permite criar novas tabelas ou bancos de dados.<text:line-break/></text:p>
            </text:list-item>
            <text:list-item>
              <text:p text:style-name="P174"><text:span text:style-name="T1">SELECT</text:span> - permite usar o comando SELECT para ler os bancos de dados.<text:line-break/></text:p>
            </text:list-item>
            <text:list-item>
              <text:p text:style-name="P174"><text:span text:style-name="T1">DROP</text:span> — permite deletar tabelas ou bancos de dados.<text:line-break/></text:p>
            </text:list-item>
            <text:list-item>
              <text:p text:style-name="P174"><text:span text:style-name="T1">DELETE</text:span> — permite excluir linhas de tabelas.<text:line-break/></text:p>
            </text:list-item>
            <text:list-item>
              <text:p text:style-name="P174"><text:span text:style-name="T1">INSERT</text:span> — permite inserir linhas em tabelas.<text:line-break/></text:p>
            </text:list-item>
            <text:list-item>
              <text:p text:style-name="P174"><text:span text:style-name="T1">UPDATE</text:span> — permite atualizar linhas de tabelas.<text:line-break/></text:p>
            </text:list-item>
            <text:list-item>
              <text:p text:style-name="P174"><text:span text:style-name="T1">REFERENCES</text:span> - Capacidade de criar uma restrição que se refere à tabela.<text:line-break/></text:p>
            </text:list-item>
            <text:list-item>
              <text:p text:style-name="P174"><text:span text:style-name="T1">ALTER</text:span> - Capacidade de executar instruções <text:span text:style-name="T1">ALTER TABLE</text:span> para alterar a definição da tabela.<text:line-break/></text:p>
            </text:list-item>
            <text:list-item>
              <text:p text:style-name="P174"><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66">
        <text:list-item>
          <text:p text:style-name="P175"><text:span text:style-name="T1">BEGIN TRANSACTION</text:span><text:line-break/></text:p>
          <text:list text:style-name="L167">
            <text:list-item>
              <text:p text:style-name="P176">O comando garante que diversas instruções sejam executadas, porem se alguma for mal sucedida todas falham.<text:line-break/></text:p>
            </text:list-item>
            <text:list-item>
              <text:p text:style-name="P176">É possivel avaliar o processo de implementação das instruções e seus resultados e caso necessario regredir ao estado anterior as instruções ou confirmar sua implementação.<text:line-break/></text:p>
            </text:list-item>
            <text:list-item>
              <text:p text:style-name="P176">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76">Sintaxe:<text:line-break/><text:span text:style-name="T1">BEGIN TRANSACTION</text:span> (ou apenas, <text:span text:style-name="T1">BEGIN</text:span>)<text:line-break/></text:p>
            </text:list-item>
          </text:list>
        </text:list-item>
        <text:list-item>
          <text:p text:style-name="P175"><text:span text:style-name="T1">BACKROLL</text:span><text:line-break/></text:p>
          <text:list text:style-name="L168">
            <text:list-item>
              <text:p text:style-name="P177">Regressão para o estado anterior ao inicio da transação (<text:span text:style-name="T1">BEGIN TRANSACTION</text:span>).<text:line-break/></text:p>
            </text:list-item>
            <text:list-item>
              <text:p text:style-name="P177">Sintaxe:<text:line-break/><text:span text:style-name="T1">BACKROLL</text:span><text:line-break/><text:span text:style-name="T1">GO</text:span><text:line-break/></text:p>
            </text:list-item>
          </text:list>
        </text:list-item>
        <text:list-item>
          <text:p text:style-name="P175"><text:span text:style-name="T1">COMMIT</text:span><text:line-break/></text:p>
          <text:list text:style-name="L169">
            <text:list-item>
              <text:p text:style-name="P178">Confirmação de que as instruções da transação (<text:span text:style-name="T1">BEGIN TRANSACTION</text:span>) podem ser implementadas sem problemas.<text:line-break/></text:p>
            </text:list-item>
            <text:list-item>
              <text:p text:style-name="P178">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70">
        <text:list-item>
          <text:p text:style-name="P179">Caso o <text:span text:style-name="T1">SSMS</text:span> não identifique o usuário “sa” e senha como deveria, seguir os seguintes passos:<text:line-break/></text:p>
          <text:list text:style-name="L171">
            <text:list-item>
              <text:p text:style-name="P180">Desabilitar temporariamente o antivirus do computados.<text:line-break/></text:p>
            </text:list-item>
            <text:list-item>
              <text:p text:style-name="P180">Desabilitar o “<text:span text:style-name="T1">firewall</text:span>” do computados.<text:line-break/>“Painel de Controle\Sistema e Segurança\Windows Defender Firewall\Personalizar Configurações”<text:line-break/></text:p>
            </text:list-item>
            <text:list-item>
              <text:p text:style-name="P180">Abrir o <text:span text:style-name="T2">instalador</text:span> de <text:span text:style-name="T1">SQL Server</text:span> e pedir para “<text:span text:style-name="T1">Reparar</text:span>”.<text:line-break/></text:p>
            </text:list-item>
            <text:list-item>
              <text:p text:style-name="P180">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72">
        <text:list-item>
          <text:p text:style-name="P181">Padronização do nome das restrições salvas no sistema.<text:line-break/></text:p>
        </text:list-item>
        <text:list-item>
          <text:p text:style-name="P181">Abreviações do nome das restrições (<text:span text:style-name="T1">CONSTRAINTS</text:span>), para salvar no sistema por meio do <text:span text:style-name="T1">ALTER TABLE</text:span>.<text:line-break/></text:p>
          <text:list text:style-name="L173">
            <text:list-item>
              <text:p text:style-name="P182">‘<text:span text:style-name="T1">PK</text:span>’ é abreviação de “<text:span text:style-name="T1">PRIMARY KEY</text:span>”<text:line-break/></text:p>
            </text:list-item>
            <text:list-item>
              <text:p text:style-name="P182">‘<text:span text:style-name="T1">FK</text:span>’ é abreviação de “<text:span text:style-name="T1">FOERIGN</text:span>”<text:line-break/></text:p>
            </text:list-item>
            <text:list-item>
              <text:p text:style-name="P182">‘<text:span text:style-name="T1">UQ</text:span>’ é abreviação de “<text:span text:style-name="T1">UNIQUE</text:span>”<text:line-break/></text:p>
            </text:list-item>
            <text:list-item>
              <text:p text:style-name="P182">‘<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4T11:53:45Z</meta:creation-date>
    <dc:date>2022-06-24T11:53:45Z</dc:date>
    <meta:user-defined meta:name="date" meta:value-type="string">2022-06-24</meta:user-defined>
    <meta:user-defined meta:name="output" meta:value-type="string"/>
    <meta:user-defined meta:name="subtitle" meta:value-type="string">Readme.rmd</meta:user-defined>
  </office:meta>
</office:document-meta>
</file>